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69000000400EC87619775715CBF.jpg" manifest:media-type="image/jpe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ensterbeschriftung">
      <style:graphic-properties fo:min-height="0.248cm"/>
    </style:style>
    <style:style style:name="gr3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="solid" draw:fill-color="#ffffff" draw:opacity="50%" draw:opacity-name="" fo:min-height="0.086cm" fo:padding-top="0.134cm" fo:padding-bottom="0.134cm" fo:padding-left="0.259cm" fo:padding-right="0.259cm"/>
    </style:style>
    <style:style style:name="gr4" style:family="graphic" style:parent-style-name="Fensterbeschriftung">
      <style:graphic-properties fo:min-height="0.181cm"/>
    </style:style>
    <style:style style:name="gr5" style:family="graphic" style:parent-style-name="Fensterbeschriftung">
      <style:graphic-properties fo:min-height="0cm"/>
    </style:style>
    <style:style style:name="gr6" style:family="graphic" style:parent-style-name="Fensterbeschriftung">
      <style:graphic-properties fo:min-height="0.172cm"/>
    </style:style>
    <style:style style:name="gr7" style:family="graphic" style:parent-style-name="standard">
      <style:graphic-properties draw:stroke="none" svg:stroke-color="#000000" draw:fill="none" draw:fill-color="#ffffff" fo:min-height="0.583cm"/>
    </style:style>
    <style:style style:name="gr8" style:family="graphic" style:parent-style-name="standard">
      <style:graphic-properties draw:stroke="none" svg:stroke-color="#000000" draw:fill="none" draw:fill-color="#ffffff" fo:min-height="0.032cm"/>
    </style:style>
    <style:style style:name="gr9" style:family="graphic" style:parent-style-name="Fensterbeschriftung">
      <style:graphic-properties fo:min-height="0.21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50%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10pt" style:font-weight-asian="bold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Bildschirm" svg:width="18.983cm" svg:height="11.57cm" svg:x="0cm" svg:y="0cm">
          <draw:image xlink:href="Pictures/100000000000069000000400EC87619775715CBF.jpg" xlink:type="simple" xlink:show="embed" xlink:actuate="onLoad">
            <text:p/>
          </draw:image>
        </draw:frame>
        <draw:frame draw:style-name="gr2" draw:layer="annotation" svg:width="4.933cm" svg:height="0.645cm" svg:x="15.185cm" svg:y="1.115cm">
          <draw:text-box>
            <text:p><text:span text:style-name="T1">Notenvorschau</text:span></text:p>
          </draw:text-box>
        </draw:frame>
        <draw:frame draw:style-name="gr3" draw:text-style-name="P2" draw:layer="annotation" svg:width="4.641cm" svg:height="0.663cm" svg:x="10.1cm" svg:y="9.737cm">
          <draw:text-box>
            <text:p><text:span text:style-name="T1">Unterlegnotenvorschau</text:span></text:p>
          </draw:text-box>
        </draw:frame>
        <draw:frame draw:style-name="gr4" draw:layer="annotation" svg:width="1.601cm" svg:height="0.645cm" svg:x="4.881cm" svg:y="6.405cm">
          <draw:text-box>
            <text:p><text:span text:style-name="T1">Editor</text:span></text:p>
          </draw:text-box>
        </draw:frame>
        <draw:frame draw:style-name="gr5" draw:layer="annotation" svg:width="2.697cm" svg:height="0.564cm" svg:x="6.327cm" svg:y="0.672cm">
          <draw:text-box>
            <text:p><text:span text:style-name="T2">Werkzeugleiste</text:span></text:p>
          </draw:text-box>
        </draw:frame>
        <draw:frame draw:style-name="gr6" draw:layer="annotation" svg:width="1.738cm" svg:height="0.564cm" svg:x="3.02cm" svg:y="1cm">
          <draw:text-box>
            <text:p><text:span text:style-name="T2">Reiter</text:span></text:p>
          </draw:text-box>
        </draw:frame>
        <draw:frame draw:style-name="gr5" draw:layer="annotation" svg:width="2.723cm" svg:height="0.645cm" svg:x="5.399cm" svg:y="11.075cm">
          <draw:text-box>
            <text:p><text:span text:style-name="T1">Statusleiste</text:span></text:p>
          </draw:text-box>
        </draw:frame>
        <draw:frame draw:style-name="gr7" draw:text-style-name="P4" draw:layer="Bildschirm" svg:width="4.933cm" svg:height="0.833cm" svg:x="12.811cm" svg:y="6.088cm">
          <draw:text-box>
            <text:p text:style-name="P3"><text:span text:style-name="T2">Reiter</text:span></text:p>
          </draw:text-box>
        </draw:frame>
        <draw:frame draw:style-name="gr8" draw:text-style-name="P4" draw:layer="annotation" svg:width="2.696cm" svg:height="0.564cm" svg:x="2.226cm" svg:y="1.44cm">
          <draw:text-box>
            <text:p text:style-name="P3"><text:span text:style-name="T2">Werkzeugleiste</text:span></text:p>
          </draw:text-box>
        </draw:frame>
        <draw:frame draw:style-name="gr9" draw:layer="annotation" svg:width="2.406cm" svg:height="0.564cm" svg:x="11.896cm" svg:y="7.74cm">
          <draw:text-box>
            <text:p><text:span text:style-name="T3">Kontextmen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nsterbeschriftung" style:family="graphic" style:parent-style-name="standard">
      <style:graphic-properties draw:stroke-dash="Dashed_20__28_var_29__20_4" draw:fill-color="#ffffff" draw:fill-gradient-name="Gradient_20_7" draw:fill-hatch-name="Hatching_20_1" draw:fill-image-name="Bitmap_20_1" draw:opacity="50%" draw:fill-image-width="0cm" draw:fill-image-height="0cm" draw:shadow-opacity="50%"/>
    </style:style>
  </office:styles>
  <office:automatic-styles>
    <style:page-layout style:name="PM0">
      <style:page-layout-properties fo:margin-top="1cm" fo:margin-bottom="1cm" fo:margin-left="1cm" fo:margin-right="1cm" fo:page-width="19cm" fo:page-height="11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ildschirm"/>
      <draw:layer draw:name="anno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2T10:07:18.316846000</dc:date>
    <meta:editing-duration>PT16M2S</meta:editing-duration>
    <meta:editing-cycles>3</meta:editing-cycles>
    <meta:generator>LibreOffice/5.1.2.2$MacOSX_X86_64 LibreOffice_project/d3bf12ecb743fc0d20e0be0c58ca359301eb705f</meta:generator>
    <meta:document-statistic meta:object-count="10"/>
  </office:meta>
</office:document-meta>
</file>